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Helvetica-Bold" svg:font-family="Helvetica-Bold" style:font-family-generic="roman" style:font-pitch="variable"/>
    <style:font-face style:name="SimonciniGaramond" svg:font-family="Simoncini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onciniGaramond1" svg:font-family="SimonciniGaramon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0.94cm"/>
    </style:style>
    <style:style style:name="Table1.B" style:family="table-column">
      <style:table-column-properties style:column-width="1.473cm"/>
    </style:style>
    <style:style style:name="Table1.C" style:family="table-column">
      <style:table-column-properties style:column-width="0.774cm"/>
    </style:style>
    <style:style style:name="Table1.D" style:family="table-column">
      <style:table-column-properties style:column-width="1.64cm"/>
    </style:style>
    <style:style style:name="Table1.E" style:family="table-column">
      <style:table-column-properties style:column-width="6.355cm"/>
    </style:style>
    <style:style style:name="Table1.F" style:family="table-column">
      <style:table-column-properties style:column-width="3.112cm"/>
    </style:style>
    <style:style style:name="Table1.G" style:family="table-column">
      <style:table-column-properties style:column-width="3.085cm"/>
    </style:style>
    <style:style style:name="Table1.1" style:family="table-row">
      <style:table-row-properties style:min-row-height="0.252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G1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476cm" style:keep-together="true" fo:keep-together="auto"/>
    </style:style>
    <style:style style:name="Table1.4" style:family="table-row">
      <style:table-row-properties style:min-row-height="0.499cm" style:keep-together="true" fo:keep-together="auto"/>
    </style:style>
    <style:style style:name="Table1.E10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A1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14" style:family="table-row">
      <style:table-row-properties style:keep-together="true" fo:keep-together="auto"/>
    </style:style>
    <style:style style:name="Table1.A1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28" style:family="table-cell" style:data-style-name="N41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0.06cm" fo:margin-right="0cm" fo:margin-top="0cm" fo:margin-bottom="0cm" fo:line-height="100%" fo:text-indent="0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font-style="italic" style:font-style-asian="italic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010000" style:font-name="Helvetica-Bold" fo:font-size="8pt" fo:font-weight="bold" style:font-size-asian="8pt" style:font-weight-asian="bold" style:font-name-complex="Helvetica-Bold1" style:font-size-complex="8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 style:font-weight-complex="bold"/>
    </style:style>
    <style:style style:name="T6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7" style:family="text">
      <style:text-properties fo:text-transform="uppercas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emplate Use Cas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4" office:value-type="string">
            <text:p text:style-name="P2"><text:span text:style-name="T2">Identificativo</text:span></text:p>
            <text:p text:style-name="P2"><text:span text:style-name="T5">UC_3</text:span></text:p>
          </table:table-cell>
          <table:covered-table-cell/>
          <table:covered-table-cell/>
          <table:covered-table-cell/>
          <table:table-cell table:style-name="Table1.A1" table:number-rows-spanned="3" office:value-type="string">
            <text:p text:style-name="P2"><text:span text:style-name="T5">Segnalazione bug</text:span></text:p>
          </table:table-cell>
          <table:table-cell table:style-name="Table1.A1" office:value-type="string">
            <text:p text:style-name="P2"><text:span text:style-name="T5">Data</text:span></text:p>
          </table:table-cell>
          <table:table-cell table:style-name="Table1.G1" office:value-type="date" office:date-value="2020-11-07">
            <text:p text:style-name="P2"><text:span text:style-name="T5">07/11/20</text:span>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<text:span text:style-name="T5">Vers.</text:span></text:p>
          </table:table-cell>
          <table:table-cell table:style-name="Table1.A1" office:value-type="string">
            <text:p text:style-name="P2"><text:span text:style-name="T5">1.00.000</text:span>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<text:span text:style-name="T5">Autore</text:span></text:p>
          </table:table-cell>
          <table:table-cell table:style-name="Table1.A1" office:value-type="string">
            <text:p text:style-name="P2"><text:span text:style-name="T5">Maffettone Mario</text:span></text:p>
          </table:table-cell>
        </table:table-row>
        <table:table-row table:style-name="Table1.4">
          <table:table-cell table:style-name="Table1.A1" table:number-columns-spanned="4" office:value-type="string">
            <text:p text:style-name="P2"><text:span text:style-name="T2">Descrizion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5">Descrizione della procedura per la segnalazione di un bug riguardo un determinato titolo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Attore Principa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2">Nome :</text:span><text:span text:style-name="T8"> Utente</text:span></text:p>
            <text:p text:style-name="P2"><text:span text:style-name="T3">L'utente è interessato a segnalare una problematica riscontrata durante una sessione di gioco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Attori secondari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2"/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Entry Conditio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L'utente accede al sistema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Exit condition</text:span></text:p>
            <text:p text:style-name="P2"><text:s text:c="23"/>On success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3">Il sistema inoltra la segnalazione dell'utente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Exit condition</text:span></text:p>
            <text:p text:style-name="P2"><text:s text:c="23"/>On failur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3">Il sistema notifica l'impossibilità di concludere l'operazione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Rilevanza/User Priority</text:span></text:p>
          </table:table-cell>
          <table:covered-table-cell/>
          <table:covered-table-cell/>
          <table:covered-table-cell/>
          <table:table-cell table:style-name="Table1.E10" table:number-columns-spanned="3" office:value-type="float" office:value="5">
            <text:p text:style-name="P2"><text:span text:style-name="T3">5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2"><text:span text:style-name="T2">Frequenza stimata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10/giorno</text:p>
          </table:table-cell>
          <table:covered-table-cell/>
          <table:covered-table-cell/>
        </table:table-row>
        <table:table-row table:style-name="Table1.4">
          <table:table-cell table:style-name="Table1.A12" table:number-columns-spanned="4" office:value-type="string">
            <text:p text:style-name="P2"><text:span text:style-name="T6">Extension point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3"/></text:p>
          </table:table-cell>
          <table:covered-table-cell/>
          <table:covered-table-cell/>
        </table:table-row>
        <table:table-row table:style-name="Table1.4">
          <table:table-cell table:style-name="Table1.A12" table:number-columns-spanned="4" office:value-type="string">
            <text:p text:style-name="P2"><text:span text:style-name="T6">Generalization of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<text:span text:style-name="T3"/></text:p>
          </table:table-cell>
          <table:covered-table-cell/>
          <table:covered-table-cell/>
        </table:table-row>
        <table:table-row table:style-name="Table1.14">
          <table:table-cell table:style-name="Table1.A12" table:number-columns-spanned="7" office:value-type="string">
            <text:p text:style-name="P3"><text:span text:style-name="T7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2">1</text:p>
          </table:table-cell>
          <table:table-cell table:style-name="Table1.A1" table:number-columns-spanned="2" office:value-type="string">
            <text:p text:style-name="P1">Sistema</text:p>
          </table:table-cell>
          <table:covered-table-cell/>
          <table:table-cell table:style-name="Table1.A1" table:number-columns-spanned="4" office:value-type="string">
            <text:p text:style-name="P1">STEP 1 Il sistema mostra la lista dei titoli offerti.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2">2</text:p>
          </table:table-cell>
          <table:table-cell table:style-name="Table1.A1" table:number-columns-spanned="2" office:value-type="string">
            <text:p text:style-name="P1">Utente</text:p>
          </table:table-cell>
          <table:covered-table-cell/>
          <table:table-cell table:style-name="Table1.A1" table:number-columns-spanned="4" office:value-type="string">
            <text:p text:style-name="P1">STEP 2 L'utente seleziona il titolo d'interesse.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2">3</text:p>
          </table:table-cell>
          <table:table-cell table:style-name="Table1.A1" table:number-columns-spanned="2" office:value-type="string">
            <text:p text:style-name="P1">Sistema</text:p>
          </table:table-cell>
          <table:covered-table-cell/>
          <table:table-cell table:style-name="Table1.A1" table:number-columns-spanned="4" office:value-type="string">
            <text:p text:style-name="P2">STEP <text:s/>3 <text:s/>Il sistema mostra la lista dei topic e delle recensioni riguardanti il titolo selezionato, e una lista di opzioni.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2">4</text:p>
          </table:table-cell>
          <table:table-cell table:style-name="Table1.A1" table:number-columns-spanned="2" office:value-type="string">
            <text:p text:style-name="P1">Utente <text:s text:c="7"/></text:p>
          </table:table-cell>
          <table:covered-table-cell/>
          <table:table-cell table:style-name="Table1.A1" table:number-columns-spanned="4" office:value-type="string">
            <text:p text:style-name="P8"><text:span text:style-name="T4">STEP 4 <text:s/>L'utente seleziona , fra le opzioni proposte, “Segnala bug”.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Sistema</text:p>
          </table:table-cell>
          <table:covered-table-cell/>
          <table:table-cell table:style-name="Table1.A19" table:number-columns-spanned="4" office:value-type="string">
            <text:p text:style-name="P8">STEP 5 Il sistema mostra la lista delle categorie per la segnalazione dei bug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Utente</text:p>
          </table:table-cell>
          <table:covered-table-cell/>
          <table:table-cell table:style-name="Table1.A19" table:number-columns-spanned="4" office:value-type="string">
            <text:p text:style-name="P8">STEP 6 L'utente seleziona la categoria d'interess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SIstema</text:p>
          </table:table-cell>
          <table:covered-table-cell/>
          <table:table-cell table:style-name="Table1.A19" table:number-columns-spanned="4" office:value-type="string">
            <text:p text:style-name="P8">STEP 7 Il sistema mostra il <text:s/>form per la sottomissione del bug. Richiede all'utente un titolo, una breve descrizione del problema, e un eventuale immagine .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Utente</text:p>
          </table:table-cell>
          <table:covered-table-cell/>
          <table:table-cell table:style-name="Table1.A19" table:number-columns-spanned="4" office:value-type="string">
            <text:p text:style-name="P8">STEP 8 L'utente compila i campi del form, e conferma per sottomettere la segnalazion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Sistema</text:p>
          </table:table-cell>
          <table:covered-table-cell/>
          <table:table-cell table:style-name="Table1.A19" table:number-columns-spanned="4" office:value-type="string">
            <text:p text:style-name="P8">STEP 9 Il sistema controlla i permessi dell'utent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Sistema</text:p>
          </table:table-cell>
          <table:covered-table-cell/>
          <table:table-cell table:style-name="Table1.A19" table:number-columns-spanned="4" office:value-type="string">
            <text:p text:style-name="P8">STEP 10 Il sistema controlla che i campi siano compilati correttament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string">
            <text:p text:style-name="P2"/>
          </table:table-cell>
          <table:table-cell table:style-name="Table1.A19" table:number-columns-spanned="2" office:value-type="string">
            <text:p text:style-name="P1">Sistema</text:p>
          </table:table-cell>
          <table:covered-table-cell/>
          <table:table-cell table:style-name="Table1.A19" table:number-columns-spanned="4" office:value-type="string">
            <text:p text:style-name="P8">STEP 11 Il sistema notifica all'utente che la segnalazione è stata inviata con successo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<text:span text:style-name="T2">I Scenario/Flusso di eventi Alternativo: <text:s/></text:span><text:span text:style-name="T8">Compilazione errata del for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8" table:number-columns-spanned="2" office:value-type="time" office:time-value="PT10H01M00S">
            <text:p text:style-name="P2"><text:span text:style-name="T2">10.01.00</text:span></text:p>
          </table:table-cell>
          <table:covered-table-cell/>
          <table:table-cell table:style-name="Table1.A1" table:number-columns-spanned="2" office:value-type="string">
            <text:p text:style-name="P2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2">Il sistema evidenzia i campi del form mancanti o compilati erroneamente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Il sistema attende una nuova compilazione del form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<text:span text:style-name="T2">II Scenario/Flusso di eventi Alternativo: <text:s/></text:span><text:span text:style-name="T8">L'utente è sprovvisto dei permes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8" table:number-columns-spanned="2" office:value-type="time" office:time-value="PT09H01M00S">
            <text:p text:style-name="P2"><text:span text:style-name="T2">09.01.00</text:span></text:p>
          </table:table-cell>
          <table:covered-table-cell/>
          <table:table-cell table:style-name="Table1.A1" table:number-columns-spanned="2" office:value-type="string">
            <text:p text:style-name="P2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2">Il sistema reindirizza l'utente alla sezione del Login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2"><text:span text:style-name="T2">…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<text:span text:style-name="T2">I Scenario/Flusso di eventi di ERRORE: </text:span><text:span text:style-name="T8">errore nella segnalazione del bu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8" table:number-columns-spanned="2" office:value-type="time" office:time-value="PT11H01M00S">
            <text:p text:style-name="P2"><text:span text:style-name="T2">11.01.00</text:span></text:p>
          </table:table-cell>
          <table:covered-table-cell/>
          <table:table-cell table:style-name="Table1.A1" table:number-columns-spanned="2" office:value-type="string">
            <text:p text:style-name="P2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2">Il sistema notifica l'utente che è stato impossibile completare l'operazione, e invita l'utente a riprovare più tardi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<text:span text:style-name="T2">II Scenario/Flusso di eventi di ERRORE: </text:span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2" office:value-type="string">
            <text:p text:style-name="P2"><text:span text:style-name="T2">4.1</text:span></text:p>
          </table:table-cell>
          <table:covered-table-cell/>
          <table:table-cell table:style-name="Table1.A1" table:number-columns-spanned="2" office:value-type="string">
            <text:p text:style-name="P2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2">Elenco delle azioni da eseguire nel caso in cui si verifichi una condizione di errore durante l’esecuzione del quarto passo.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2"><text:span text:style-name="T2">…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2"><text:span text:style-name="T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4">
          <table:table-cell table:style-name="Table1.A1" table:number-columns-spanned="4" office:value-type="string">
            <text:p text:style-name="P2"><text:span text:style-name="T2">5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Annotazioni relative al punto 5 dello scenario principale.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2"><text:span text:style-name="T2">Special Requirements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Helvetica-Bold" svg:font-family="Helvetica-Bold" style:font-family-generic="roman" style:font-pitch="variable"/>
    <style:font-face style:name="SimonciniGaramond" svg:font-family="Simoncini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onciniGaramond1" svg:font-family="SimonciniGaramon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table_20_copy" style:display-name="table copy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Times New Roman" fo:font-size="8pt" fo:language="en" fo:country="US" style:font-name-asian="SimSun" style:font-size-asian="8pt" style:font-name-complex="Times New Roman1" style:font-size-complex="8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sto_20_nota_20_a_20_piè_20_di_20_pagina_20_Carattere" style:display-name="Testo nota a piè di pagina Carattere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omena</meta:initial-creator>
    <dc:creator>benny </dc:creator>
    <meta:editing-cycles>6</meta:editing-cycles>
    <meta:creation-date>2016-10-23T23:12:00</meta:creation-date>
    <dc:date>2020-11-07T14:42:26.94</dc:date>
    <meta:editing-duration>PT9M42S</meta:editing-duration>
    <meta:generator>OpenOffice/4.1.4$Win32 OpenOffice.org_project/414m5$Build-9788</meta:generator>
    <meta:document-statistic meta:table-count="1" meta:image-count="0" meta:object-count="0" meta:page-count="2" meta:paragraph-count="81" meta:word-count="372" meta:character-count="24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